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26"/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Full jet RAA</text:p>
          </table:table-cell>
          <table:table-cell office:value-type="string" calcext:value-type="string">
            <text:p>R=0.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y_own</text:p>
          </table:table-cell>
          <table:table-cell/>
          <table:table-cell office:value-type="string" calcext:value-type="string">
            <text:p>y_up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293" calcext:value-type="float">
            <text:p>0.293</text:p>
          </table:table-cell>
          <table:table-cell table:formula="of:=[.D5]-0.2579" office:value-type="float" office:value="0.0351" calcext:value-type="float">
            <text:p>0.0351</text:p>
          </table:table-cell>
          <table:table-cell table:formula="of:=[.D5]-0.279" office:value-type="float" office:value="0.014" calcext:value-type="float">
            <text:p>0.014</text:p>
          </table:table-cell>
          <table:table-cell table:formula="of:=0.328-[.D5]" office:value-type="float" office:value="0.035" calcext:value-type="float">
            <text:p>0.035</text:p>
          </table:table-cell>
          <table:table-cell table:formula="of:=0.304-[.D5]" office:value-type="float" office:value="0.011" calcext:value-type="float">
            <text:p>0.0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50-60</text:p>
          </table:table-cell>
          <table:table-cell office:value-type="float" office:value="0.282" calcext:value-type="float">
            <text:p>0.282</text:p>
          </table:table-cell>
          <table:table-cell table:formula="of:=[.D6]-0.247" office:value-type="float" office:value="0.035" calcext:value-type="float">
            <text:p>0.035</text:p>
          </table:table-cell>
          <table:table-cell table:formula="of:=[.D6]-0.274" office:value-type="float" office:value="0.00800000000000001" calcext:value-type="float">
            <text:p>0.008</text:p>
          </table:table-cell>
          <table:table-cell table:formula="of:=0.312-[.D6]" office:value-type="float" office:value="0.03" calcext:value-type="float">
            <text:p>0.03</text:p>
          </table:table-cell>
          <table:table-cell table:formula="of:=0.287-[.D6]" office:value-type="float" office:value="0.005" calcext:value-type="float">
            <text:p>0.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60-70</text:p>
          </table:table-cell>
          <table:table-cell office:value-type="float" office:value="0.266" calcext:value-type="float">
            <text:p>0.266</text:p>
          </table:table-cell>
          <table:table-cell table:formula="of:=[.D7]-0.231" office:value-type="float" office:value="0.035" calcext:value-type="float">
            <text:p>0.035</text:p>
          </table:table-cell>
          <table:table-cell table:formula="of:=[.D7]-0.25" office:value-type="float" office:value="0.016" calcext:value-type="float">
            <text:p>0.016</text:p>
          </table:table-cell>
          <table:table-cell table:formula="of:=0.301-[.D7]" office:value-type="float" office:value="0.035" calcext:value-type="float">
            <text:p>0.035</text:p>
          </table:table-cell>
          <table:table-cell table:formula="of:=0.282-[.D7]" office:value-type="float" office:value="0.016" calcext:value-type="float">
            <text:p>0.016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harged jet RCP (0-10%/50-80%)</text:p>
          </table:table-cell>
          <table:table-cell table:number-columns-repeated="2"/>
          <table:table-cell office:value-type="string" calcext:value-type="string">
            <text:p>ArXiv:1311.06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=0.2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0.325" calcext:value-type="float">
            <text:p>0.325</text:p>
          </table:table-cell>
          <table:table-cell table:formula="of:=0.358-[.D13]" office:value-type="float" office:value="0.033" calcext:value-type="float">
            <text:p>0.033</text:p>
          </table:table-cell>
          <table:table-cell table:formula="of:=0.345-[.D13]" office:value-type="float" office:value="0.02" calcext:value-type="float">
            <text:p>0.02</text:p>
          </table:table-cell>
          <table:table-cell table:formula="of:=0.352-[.D13]" office:value-type="float" office:value="0.027" calcext:value-type="float">
            <text:p>0.027</text:p>
          </table:table-cell>
          <table:table-cell table:formula="of:=0.252-[.D13]" office:value-type="float" office:value="-0.073" calcext:value-type="float">
            <text:p>-0.073</text:p>
          </table:table-cell>
          <table:table-cell table:formula="of:=SQRT([.F13]*[.F13]+[.G13]*[.G13])" office:value-type="float" office:value="0.0336005952328229" calcext:value-type="float">
            <text:p>0.033600595232823</text:p>
          </table:table-cell>
          <table:table-cell table:formula="of:=SQRT([.F13]*[.F13]+[.H13]*[.H13])" office:value-type="float" office:value="0.0756901578806651" calcext:value-type="float">
            <text:p>0.075690157880665</text:p>
          </table:table-cell>
          <table:table-cell table:style-name="ce3" office:value-type="string" calcext:value-type="string">
            <text:p>first <text:s/>bin is taken from Figure and not from tab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79" calcext:value-type="float">
            <text:p>0.0379</text:p>
          </table:table-cell>
          <table:table-cell office:value-type="float" office:value="-0.0406" calcext:value-type="float">
            <text:p>-0.0406</text:p>
          </table:table-cell>
          <table:table-cell table:formula="of:=SQRT([.F14]*[.F14]+[.G14]*[.G14])" office:value-type="float" office:value="0.0405790586386624" calcext:value-type="float">
            <text:p>0.040579058638662</text:p>
          </table:table-cell>
          <table:table-cell table:formula="of:=SQRT([.F14]*[.F14]+[.H14]*[.H14])" office:value-type="float" office:value="0.0431115993672237" calcext:value-type="float">
            <text:p>0.043111599367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06" calcext:value-type="float">
            <text:p>0.0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363" calcext:value-type="float">
            <text:p>0.0363</text:p>
          </table:table-cell>
          <table:table-cell office:value-type="float" office:value="-0.0518" calcext:value-type="float">
            <text:p>-0.0518</text:p>
          </table:table-cell>
          <table:table-cell table:formula="of:=SQRT([.F15]*[.F15]+[.G15]*[.G15])" office:value-type="float" office:value="0.0410649485571333" calcext:value-type="float">
            <text:p>0.041064948557133</text:p>
          </table:table-cell>
          <table:table-cell table:formula="of:=SQRT([.F15]*[.F15]+[.H15]*[.H15])" office:value-type="float" office:value="0.0552438231841353" calcext:value-type="float">
            <text:p>0.055243823184135</text:p>
          </table:table-cell>
          <table:table-cell/>
          <table:table-cell table:formula="of:=OFFSET([.$D$13];[.L$14];0;1;1)" office:value-type="float" office:value="0.325" calcext:value-type="float">
            <text:p>0.325</text:p>
          </table:table-cell>
          <table:table-cell table:formula="of:=OFFSET([.$D$13];[.M$14];0;1;1)" office:value-type="float" office:value="0.3186" calcext:value-type="float">
            <text:p>0.3186</text:p>
          </table:table-cell>
          <table:table-cell table:formula="of:=OFFSET([.$D$13];[.N$14];0;1;1)" office:value-type="float" office:value="0.4175" calcext:value-type="float">
            <text:p>0.4175</text:p>
          </table:table-cell>
          <table:table-cell table:formula="of:=OFFSET([.$D$13];[.O$14];0;1;1)" office:value-type="float" office:value="0.5223" calcext:value-type="float">
            <text:p>0.5223</text:p>
          </table:table-cell>
          <table:table-cell table:formula="of:=OFFSET([.$D$13];[.P$14];0;1;1)" office:value-type="float" office:value="0.5334" calcext:value-type="float">
            <text:p>0.5334</text:p>
          </table:table-cell>
          <table:table-cell table:formula="of:=OFFSET([.$D$13];[.Q$14];0;1;1)" office:value-type="float" office:value="0.4747" calcext:value-type="float">
            <text:p>0.4747</text:p>
          </table:table-cell>
          <table:table-cell table:formula="of:=OFFSET([.$D$13];[.R$14];0;1;1)" office:value-type="float" office:value="0.4032" calcext:value-type="float">
            <text:p>0.40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0-60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1095" calcext:value-type="float">
            <text:p>-0.1095</text:p>
          </table:table-cell>
          <table:table-cell table:formula="of:=SQRT([.F16]*[.F16]+[.G16]*[.G16])" office:value-type="float" office:value="0.0419863072917826" calcext:value-type="float">
            <text:p>0.041986307291783</text:p>
          </table:table-cell>
          <table:table-cell table:formula="of:=SQRT([.F16]*[.F16]+[.H16]*[.H16])" office:value-type="float" office:value="0.116204388901625" calcext:value-type="float">
            <text:p>0.116204388901625</text:p>
          </table:table-cell>
          <table:table-cell/>
          <table:table-cell table:formula="of:=OFFSET([.$E$13];[.L$14];0;1;1)" office:value-type="float" office:value="0.033" calcext:value-type="float">
            <text:p>0.033</text:p>
          </table:table-cell>
          <table:table-cell table:formula="of:=OFFSET([.$E$13];[.M$14];0;1;1)" office:value-type="float" office:value="0.0441" calcext:value-type="float">
            <text:p>0.0441</text:p>
          </table:table-cell>
          <table:table-cell table:formula="of:=OFFSET([.$E$13];[.N$14];0;1;1)" office:value-type="float" office:value="0.06" calcext:value-type="float">
            <text:p>0.06</text:p>
          </table:table-cell>
          <table:table-cell table:formula="of:=OFFSET([.$E$13];[.O$14];0;1;1)" office:value-type="float" office:value="0.0792" calcext:value-type="float">
            <text:p>0.0792</text:p>
          </table:table-cell>
          <table:table-cell table:formula="of:=OFFSET([.$E$13];[.P$14];0;1;1)" office:value-type="float" office:value="0.0972" calcext:value-type="float">
            <text:p>0.0972</text:p>
          </table:table-cell>
          <table:table-cell table:formula="of:=OFFSET([.$E$13];[.Q$14];0;1;1)" office:value-type="float" office:value="0.1195" calcext:value-type="float">
            <text:p>0.1195</text:p>
          </table:table-cell>
          <table:table-cell table:formula="of:=OFFSET([.$E$13];[.R$14];0;1;1)" office:value-type="float" office:value="0.141" calcext:value-type="float">
            <text:p>0.1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0-70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74" calcext:value-type="float">
            <text:p>0.0674</text:p>
          </table:table-cell>
          <table:table-cell office:value-type="float" office:value="-0.0537" calcext:value-type="float">
            <text:p>-0.0537</text:p>
          </table:table-cell>
          <table:table-cell table:formula="of:=SQRT([.F17]*[.F17]+[.G17]*[.G17])" office:value-type="float" office:value="0.0789428274132616" calcext:value-type="float">
            <text:p>0.078942827413262</text:p>
          </table:table-cell>
          <table:table-cell table:formula="of:=SQRT([.F17]*[.F17]+[.H17]*[.H17])" office:value-type="float" office:value="0.0676232208638423" calcext:value-type="float">
            <text:p>0.067623220863842</text:p>
          </table:table-cell>
          <table:table-cell/>
          <table:table-cell table:style-name="ce4" table:formula="of:=OFFSET([.$I$13];[.L$14];0;1;1)" office:value-type="float" office:value="0.0336005952328229" calcext:value-type="float">
            <text:p>0.034</text:p>
          </table:table-cell>
          <table:table-cell table:style-name="ce4" table:formula="of:=OFFSET([.$I$13];[.M$14];0;1;1)" office:value-type="float" office:value="0.0405790586386624" calcext:value-type="float">
            <text:p>0.041</text:p>
          </table:table-cell>
          <table:table-cell table:style-name="ce4" table:formula="of:=OFFSET([.$I$13];[.N$14];0;1;1)" office:value-type="float" office:value="0.0410649485571333" calcext:value-type="float">
            <text:p>0.041</text:p>
          </table:table-cell>
          <table:table-cell table:style-name="ce4" table:formula="of:=OFFSET([.$I$13];[.O$14];0;1;1)" office:value-type="float" office:value="0.0419863072917826" calcext:value-type="float">
            <text:p>0.042</text:p>
          </table:table-cell>
          <table:table-cell table:style-name="ce4" table:formula="of:=OFFSET([.$I$13];[.P$14];0;1;1)" office:value-type="float" office:value="0.0789428274132616" calcext:value-type="float">
            <text:p>0.079</text:p>
          </table:table-cell>
          <table:table-cell table:style-name="ce4" table:formula="of:=OFFSET([.$I$13];[.Q$14];0;1;1)" office:value-type="float" office:value="0.123957412041394" calcext:value-type="float">
            <text:p>0.124</text:p>
          </table:table-cell>
          <table:table-cell table:style-name="ce4" table:formula="of:=OFFSET([.$I$13];[.R$14];0;1;1)" office:value-type="float" office:value="0.135890912131754" calcext:value-type="float">
            <text:p>0.1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70-80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12" calcext:value-type="float">
            <text:p>0.1212</text:p>
          </table:table-cell>
          <table:table-cell office:value-type="float" office:value="-0.1021" calcext:value-type="float">
            <text:p>-0.1021</text:p>
          </table:table-cell>
          <table:table-cell table:formula="of:=SQRT([.F18]*[.F18]+[.G18]*[.G18])" office:value-type="float" office:value="0.123957412041394" calcext:value-type="float">
            <text:p>0.123957412041394</text:p>
          </table:table-cell>
          <table:table-cell table:formula="of:=SQRT([.F18]*[.F18]+[.H18]*[.H18])" office:value-type="float" office:value="0.105358483284451" calcext:value-type="float">
            <text:p>0.105358483284451</text:p>
          </table:table-cell>
          <table:table-cell/>
          <table:table-cell table:style-name="ce4" table:formula="of:=OFFSET([.$J$13];[.L$14];0;1;1)" office:value-type="float" office:value="0.0756901578806651" calcext:value-type="float">
            <text:p>0.076</text:p>
          </table:table-cell>
          <table:table-cell table:style-name="ce4" table:formula="of:=OFFSET([.$J$13];[.M$14];0;1;1)" office:value-type="float" office:value="0.0431115993672237" calcext:value-type="float">
            <text:p>0.043</text:p>
          </table:table-cell>
          <table:table-cell table:style-name="ce4" table:formula="of:=OFFSET([.$J$13];[.N$14];0;1;1)" office:value-type="float" office:value="0.0552438231841353" calcext:value-type="float">
            <text:p>0.055</text:p>
          </table:table-cell>
          <table:table-cell table:style-name="ce4" table:formula="of:=OFFSET([.$J$13];[.O$14];0;1;1)" office:value-type="float" office:value="0.116204388901625" calcext:value-type="float">
            <text:p>0.116</text:p>
          </table:table-cell>
          <table:table-cell table:style-name="ce4" table:formula="of:=OFFSET([.$J$13];[.P$14];0;1;1)" office:value-type="float" office:value="0.0676232208638423" calcext:value-type="float">
            <text:p>0.068</text:p>
          </table:table-cell>
          <table:table-cell table:style-name="ce4" table:formula="of:=OFFSET([.$J$13];[.Q$14];0;1;1)" office:value-type="float" office:value="0.105358483284451" calcext:value-type="float">
            <text:p>0.105</text:p>
          </table:table-cell>
          <table:table-cell table:style-name="ce4" table:formula="of:=OFFSET([.$J$13];[.R$14];0;1;1)" office:value-type="float" office:value="0.0274089401473315" calcext:value-type="float">
            <text:p>0.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-90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1355" calcext:value-type="float">
            <text:p>0.1355</text:p>
          </table:table-cell>
          <table:table-cell office:value-type="float" office:value="-0.0254" calcext:value-type="float">
            <text:p>-0.0254</text:p>
          </table:table-cell>
          <table:table-cell table:formula="of:=SQRT([.F19]*[.F19]+[.G19]*[.G19])" office:value-type="float" office:value="0.135890912131754" calcext:value-type="float">
            <text:p>0.135890912131754</text:p>
          </table:table-cell>
          <table:table-cell table:formula="of:=SQRT([.F19]*[.F19]+[.H19]*[.H19])" office:value-type="float" office:value="0.0274089401473315" calcext:value-type="float">
            <text:p>0.027408940147332</text:p>
          </table:table-cell>
          <table:table-cell table:number-columns-repeated="15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R=0.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52" calcext:value-type="float">
            <text:p>0.352</text:p>
          </table:table-cell>
          <table:table-cell table:formula="of:=0.424-[.D26]" office:value-type="float" office:value="0.072" calcext:value-type="float">
            <text:p>0.072</text:p>
          </table:table-cell>
          <table:table-cell table:formula="of:=0.385-[.D26]" office:value-type="float" office:value="0.033" calcext:value-type="float">
            <text:p>0.033</text:p>
          </table:table-cell>
          <table:table-cell table:formula="of:=0.398-[.D26]" office:value-type="float" office:value="0.046" calcext:value-type="float">
            <text:p>0.046</text:p>
          </table:table-cell>
          <table:table-cell table:formula="of:=0.239-[.D26]" office:value-type="float" office:value="-0.113" calcext:value-type="float">
            <text:p>-0.113</text:p>
          </table:table-cell>
          <table:table-cell table:formula="of:=SQRT([.F26]*[.F26]+[.G26]*[.G26])" office:value-type="float" office:value="0.0566127194188727" calcext:value-type="float">
            <text:p>0.056612719418873</text:p>
          </table:table-cell>
          <table:table-cell table:formula="of:=SQRT([.F26]*[.F26]+[.H26]*[.H26])" office:value-type="float" office:value="0.117720006795786" calcext:value-type="float">
            <text:p>0.117720006795786</text:p>
          </table:table-cell>
          <table:table-cell table:style-name="ce3" office:value-type="string" calcext:value-type="string">
            <text:p>first two bins are taken from Figure and not from tab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8" calcext:value-type="float">
            <text:p>0.418</text:p>
          </table:table-cell>
          <table:table-cell table:formula="of:=0.491-[.D27]" office:value-type="float" office:value="0.073" calcext:value-type="float">
            <text:p>0.073</text:p>
          </table:table-cell>
          <table:table-cell table:formula="of:=0.445-[.D27]" office:value-type="float" office:value="0.027" calcext:value-type="float">
            <text:p>0.027</text:p>
          </table:table-cell>
          <table:table-cell table:formula="of:=0.464-[.D27]" office:value-type="float" office:value="0.046" calcext:value-type="float">
            <text:p>0.046</text:p>
          </table:table-cell>
          <table:table-cell table:formula="of:=0.358-[.D27]" office:value-type="float" office:value="-0.06" calcext:value-type="float">
            <text:p>-0.06</text:p>
          </table:table-cell>
          <table:table-cell table:formula="of:=SQRT([.F27]*[.F27]+[.G27]*[.G27])" office:value-type="float" office:value="0.0533385414123784" calcext:value-type="float">
            <text:p>0.053338541412378</text:p>
          </table:table-cell>
          <table:table-cell table:formula="of:=SQRT([.F27]*[.F27]+[.H27]*[.H27])" office:value-type="float" office:value="0.0657951365983839" calcext:value-type="float">
            <text:p>0.065795136598384</text:p>
          </table:table-cell>
          <table:table-cell table:style-name="ce3" office:value-type="string" calcext:value-type="string">
            <text:p>first two bins are taken from Figure and not from tabl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50-60</text:p>
          </table:table-cell>
          <table:table-cell table:style-name="ce2" office:value-type="float" office:value="0.5055" calcext:value-type="float">
            <text:p>0.5055</text:p>
          </table:table-cell>
          <table:table-cell table:style-name="ce2" office:value-type="float" office:value="0.1164" calcext:value-type="float">
            <text:p>0.1164</text:p>
          </table:table-cell>
          <table:table-cell table:style-name="ce2" office:value-type="float" office:value="0.0757" calcext:value-type="float">
            <text:p>0.0757</text:p>
          </table:table-cell>
          <table:table-cell table:style-name="ce2" office:value-type="float" office:value="0.0398" calcext:value-type="float">
            <text:p>0.0398</text:p>
          </table:table-cell>
          <table:table-cell table:style-name="ce2" office:value-type="float" office:value="-0.1468" calcext:value-type="float">
            <text:p>-0.1468</text:p>
          </table:table-cell>
          <table:table-cell table:formula="of:=SQRT([.F28]*[.F28]+[.G28]*[.G28])" office:value-type="float" office:value="0.0855250255773128" calcext:value-type="float">
            <text:p>0.085525025577313</text:p>
          </table:table-cell>
          <table:table-cell table:formula="of:=SQRT([.F28]*[.F28]+[.H28]*[.H28])" office:value-type="float" office:value="0.165168792451843" calcext:value-type="float">
            <text:p>0.165168792451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0-70</text:p>
          </table:table-cell>
          <table:table-cell table:style-name="ce2" office:value-type="float" office:value="0.5133" calcext:value-type="float">
            <text:p>0.5133</text:p>
          </table:table-cell>
          <table:table-cell table:style-name="ce2" office:value-type="float" office:value="0.1091" calcext:value-type="float">
            <text:p>0.1091</text:p>
          </table:table-cell>
          <table:table-cell table:style-name="ce2" office:value-type="float" office:value="0.0484" calcext:value-type="float">
            <text:p>0.0484</text:p>
          </table:table-cell>
          <table:table-cell table:style-name="ce2" office:value-type="float" office:value="0.0234" calcext:value-type="float">
            <text:p>0.0234</text:p>
          </table:table-cell>
          <table:table-cell table:style-name="ce2" office:value-type="float" office:value="-0.1404" calcext:value-type="float">
            <text:p>-0.1404</text:p>
          </table:table-cell>
          <table:table-cell table:formula="of:=SQRT([.F29]*[.F29]+[.G29]*[.G29])" office:value-type="float" office:value="0.0537598363092746" calcext:value-type="float">
            <text:p>0.053759836309275</text:p>
          </table:table-cell>
          <table:table-cell table:formula="of:=SQRT([.F29]*[.F29]+[.H29]*[.H29])" office:value-type="float" office:value="0.148508316265454" calcext:value-type="float">
            <text:p>0.148508316265454</text:p>
          </table:table-cell>
          <table:table-cell/>
          <table:table-cell table:formula="of:=OFFSET([.$D$26];[.L$14];0;1;1)" office:value-type="float" office:value="0.352" calcext:value-type="float">
            <text:p>0.352</text:p>
          </table:table-cell>
          <table:table-cell table:formula="of:=OFFSET([.$D$26];[.M$14];0;1;1)" office:value-type="float" office:value="0.418" calcext:value-type="float">
            <text:p>0.418</text:p>
          </table:table-cell>
          <table:table-cell table:formula="of:=OFFSET([.$D$26];[.N$14];0;1;1)" office:value-type="float" office:value="0.5055" calcext:value-type="float">
            <text:p>0.5055</text:p>
          </table:table-cell>
          <table:table-cell table:formula="of:=OFFSET([.$D$26];[.O$14];0;1;1)" office:value-type="float" office:value="0.5133" calcext:value-type="float">
            <text:p>0.5133</text:p>
          </table:table-cell>
          <table:table-cell table:formula="of:=OFFSET([.$D$26];[.P$14];0;1;1)" office:value-type="float" office:value="0.4549" calcext:value-type="float">
            <text:p>0.454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70-80</text:p>
          </table:table-cell>
          <table:table-cell table:style-name="ce2" office:value-type="float" office:value="0.4549" calcext:value-type="float">
            <text:p>0.4549</text:p>
          </table:table-cell>
          <table:table-cell table:style-name="ce2" office:value-type="float" office:value="0.1331" calcext:value-type="float">
            <text:p>0.1331</text:p>
          </table:table-cell>
          <table:table-cell table:style-name="ce2" office:value-type="float" office:value="0.0402" calcext:value-type="float">
            <text:p>0.0402</text:p>
          </table:table-cell>
          <table:table-cell table:style-name="ce2" office:value-type="float" office:value="0.0359" calcext:value-type="float">
            <text:p>0.0359</text:p>
          </table:table-cell>
          <table:table-cell table:style-name="ce2" office:value-type="float" office:value="-0.1108" calcext:value-type="float">
            <text:p>-0.1108</text:p>
          </table:table-cell>
          <table:table-cell table:formula="of:=SQRT([.F30]*[.F30]+[.G30]*[.G30])" office:value-type="float" office:value="0.053896660378914" calcext:value-type="float">
            <text:p>0.053896660378914</text:p>
          </table:table-cell>
          <table:table-cell table:formula="of:=SQRT([.F30]*[.F30]+[.H30]*[.H30])" office:value-type="float" office:value="0.117867213422563" calcext:value-type="float">
            <text:p>0.117867213422563</text:p>
          </table:table-cell>
          <table:table-cell/>
          <table:table-cell table:formula="of:=OFFSET([.$E$26];[.L$14];0;1;1)" office:value-type="float" office:value="0.072" calcext:value-type="float">
            <text:p>0.072</text:p>
          </table:table-cell>
          <table:table-cell table:formula="of:=OFFSET([.$E$26];[.M$14];0;1;1)" office:value-type="float" office:value="0.073" calcext:value-type="float">
            <text:p>0.073</text:p>
          </table:table-cell>
          <table:table-cell table:formula="of:=OFFSET([.$E$26];[.N$14];0;1;1)" office:value-type="float" office:value="0.1164" calcext:value-type="float">
            <text:p>0.1164</text:p>
          </table:table-cell>
          <table:table-cell table:formula="of:=OFFSET([.$E$26];[.O$14];0;1;1)" office:value-type="float" office:value="0.1091" calcext:value-type="float">
            <text:p>0.1091</text:p>
          </table:table-cell>
          <table:table-cell table:formula="of:=OFFSET([.$E$26];[.P$14];0;1;1)" office:value-type="float" office:value="0.1331" calcext:value-type="float">
            <text:p>0.1331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table:formula="of:=OFFSET([.$I$26];[.L$14];0;1;1)" office:value-type="float" office:value="0.0566127194188727" calcext:value-type="float">
            <text:p>0.057</text:p>
          </table:table-cell>
          <table:table-cell table:style-name="ce4" table:formula="of:=OFFSET([.$I$26];[.M$14];0;1;1)" office:value-type="float" office:value="0.0533385414123784" calcext:value-type="float">
            <text:p>0.053</text:p>
          </table:table-cell>
          <table:table-cell table:style-name="ce4" table:formula="of:=OFFSET([.$I$26];[.N$14];0;1;1)" office:value-type="float" office:value="0.0855250255773128" calcext:value-type="float">
            <text:p>0.086</text:p>
          </table:table-cell>
          <table:table-cell table:style-name="ce4" table:formula="of:=OFFSET([.$I$26];[.O$14];0;1;1)" office:value-type="float" office:value="0.0537598363092746" calcext:value-type="float">
            <text:p>0.054</text:p>
          </table:table-cell>
          <table:table-cell table:style-name="ce4" table:formula="of:=OFFSET([.$I$26];[.P$14];0;1;1)" office:value-type="float" office:value="0.053896660378914" calcext:value-type="float">
            <text:p>0.054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table:formula="of:=OFFSET([.$J$26];[.L$14];0;1;1)" office:value-type="float" office:value="0.117720006795786" calcext:value-type="float">
            <text:p>0.118</text:p>
          </table:table-cell>
          <table:table-cell table:style-name="ce4" table:formula="of:=OFFSET([.$J$26];[.M$14];0;1;1)" office:value-type="float" office:value="0.0657951365983839" calcext:value-type="float">
            <text:p>0.066</text:p>
          </table:table-cell>
          <table:table-cell table:style-name="ce4" table:formula="of:=OFFSET([.$J$26];[.N$14];0;1;1)" office:value-type="float" office:value="0.165168792451843" calcext:value-type="float">
            <text:p>0.165</text:p>
          </table:table-cell>
          <table:table-cell table:style-name="ce4" table:formula="of:=OFFSET([.$J$26];[.O$14];0;1;1)" office:value-type="float" office:value="0.148508316265454" calcext:value-type="float">
            <text:p>0.149</text:p>
          </table:table-cell>
          <table:table-cell table:style-name="ce4" table:formula="of:=OFFSET([.$J$26];[.P$14];0;1;1)" office:value-type="float" office:value="0.117867213422563" calcext:value-type="float">
            <text:p>0.118</text:p>
          </table:table-cell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table:style-name="ce1"/>
          <table:table-cell table:style-name="ce1" office:value-type="string" calcext:value-type="string">
            <text:p>xlow</text:p>
          </table:table-cell>
          <table:table-cell table:style-name="ce1" office:value-type="string" calcext:value-type="string">
            <text:p>xhigh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office:value-type="string" calcext:value-type="string">
            <text:p>dy+</text:p>
          </table:table-cell>
          <table:table-cell table:style-name="ce1" office:value-type="string" calcext:value-type="string">
            <text:p>dy-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number-columns-repeated="16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186" calcext:value-type="float">
            <text:p>0.3186</text:p>
          </table:table-cell>
          <table:table-cell table:style-name="ce1" office:value-type="float" office:value="0.0441" calcext:value-type="float">
            <text:p>0.0441</text:p>
          </table:table-cell>
          <table:table-cell table:style-name="ce1" office:value-type="float" office:value="-0.0441" calcext:value-type="float">
            <text:p>-0.0441</text:p>
          </table:table-cell>
          <table:table-cell table:style-name="ce1" office:value-type="float" office:value="0.0379" calcext:value-type="float">
            <text:p>0.0379</text:p>
          </table:table-cell>
          <table:table-cell table:style-name="ce1" office:value-type="float" office:value="-0.0406" calcext:value-type="float">
            <text:p>-0.0406</text:p>
          </table:table-cell>
          <table:table-cell table:style-name="ce1" office:value-type="float" office:value="0.0145" calcext:value-type="float">
            <text:p>0.0145</text:p>
          </table:table-cell>
          <table:table-cell table:style-name="ce1" office:value-type="float" office:value="-0.0145" calcext:value-type="float">
            <text:p>-0.0145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4175" calcext:value-type="float">
            <text:p>0.417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-0.06" calcext:value-type="float">
            <text:p>-0.06</text:p>
          </table:table-cell>
          <table:table-cell table:style-name="ce1" office:value-type="float" office:value="0.0363" calcext:value-type="float">
            <text:p>0.0363</text:p>
          </table:table-cell>
          <table:table-cell table:style-name="ce1" office:value-type="float" office:value="-0.0518" calcext:value-type="float">
            <text:p>-0.0518</text:p>
          </table:table-cell>
          <table:table-cell table:style-name="ce1" office:value-type="float" office:value="0.0192" calcext:value-type="float">
            <text:p>0.0192</text:p>
          </table:table-cell>
          <table:table-cell table:style-name="ce1" office:value-type="float" office:value="-0.0192" calcext:value-type="float">
            <text:p>-0.0192</text:p>
          </table:table-cell>
          <table:table-cell table:style-name="ce1" office:value-type="float" office:value="0.3558" calcext:value-type="float">
            <text:p>0.3558</text:p>
          </table:table-cell>
          <table:table-cell table:style-name="ce1" office:value-type="float" office:value="0.1173" calcext:value-type="float">
            <text:p>0.1173</text:p>
          </table:table-cell>
          <table:table-cell table:style-name="ce1" office:value-type="float" office:value="-0.1173" calcext:value-type="float">
            <text:p>-0.1173</text:p>
          </table:table-cell>
          <table:table-cell table:style-name="ce1" office:value-type="float" office:value="0.0368" calcext:value-type="float">
            <text:p>0.0368</text:p>
          </table:table-cell>
          <table:table-cell table:style-name="ce1" office:value-type="float" office:value="-0.1103" calcext:value-type="float">
            <text:p>-0.1103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office:value-type="float" office:value="-0.0985" calcext:value-type="float">
            <text:p>-0.0985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5223" calcext:value-type="float">
            <text:p>0.5223</text:p>
          </table:table-cell>
          <table:table-cell table:style-name="ce1" office:value-type="float" office:value="0.0792" calcext:value-type="float">
            <text:p>0.0792</text:p>
          </table:table-cell>
          <table:table-cell table:style-name="ce1" office:value-type="float" office:value="-0.0792" calcext:value-type="float">
            <text:p>-0.0792</text:p>
          </table:table-cell>
          <table:table-cell table:style-name="ce1" office:value-type="float" office:value="0.0158" calcext:value-type="float">
            <text:p>0.0158</text:p>
          </table:table-cell>
          <table:table-cell table:style-name="ce1" office:value-type="float" office:value="-0.1095" calcext:value-type="float">
            <text:p>-0.1095</text:p>
          </table:table-cell>
          <table:table-cell table:style-name="ce1" office:value-type="float" office:value="0.0389" calcext:value-type="float">
            <text:p>0.0389</text:p>
          </table:table-cell>
          <table:table-cell table:style-name="ce1" office:value-type="float" office:value="-0.0389" calcext:value-type="float">
            <text:p>-0.0389</text:p>
          </table:table-cell>
          <table:table-cell table:style-name="ce1" office:value-type="float" office:value="0.5055" calcext:value-type="float">
            <text:p>0.5055</text:p>
          </table:table-cell>
          <table:table-cell table:style-name="ce1" office:value-type="float" office:value="0.1164" calcext:value-type="float">
            <text:p>0.1164</text:p>
          </table:table-cell>
          <table:table-cell table:style-name="ce1" office:value-type="float" office:value="-0.1164" calcext:value-type="float">
            <text:p>-0.1164</text:p>
          </table:table-cell>
          <table:table-cell table:style-name="ce1" office:value-type="float" office:value="0.0398" calcext:value-type="float">
            <text:p>0.0398</text:p>
          </table:table-cell>
          <table:table-cell table:style-name="ce1" office:value-type="float" office:value="-0.1468" calcext:value-type="float">
            <text:p>-0.1468</text:p>
          </table:table-cell>
          <table:table-cell table:style-name="ce1" office:value-type="float" office:value="0.0757" calcext:value-type="float">
            <text:p>0.0757</text:p>
          </table:table-cell>
          <table:table-cell table:style-name="ce1" office:value-type="float" office:value="-0.0757" calcext:value-type="float">
            <text:p>-0.0757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5334" calcext:value-type="float">
            <text:p>0.5334</text:p>
          </table:table-cell>
          <table:table-cell table:style-name="ce1" office:value-type="float" office:value="0.0972" calcext:value-type="float">
            <text:p>0.0972</text:p>
          </table:table-cell>
          <table:table-cell table:style-name="ce1" office:value-type="float" office:value="-0.0972" calcext:value-type="float">
            <text:p>-0.0972</text:p>
          </table:table-cell>
          <table:table-cell table:style-name="ce1" office:value-type="float" office:value="0.0674" calcext:value-type="float">
            <text:p>0.0674</text:p>
          </table:table-cell>
          <table:table-cell table:style-name="ce1" office:value-type="float" office:value="-0.0537" calcext:value-type="float">
            <text:p>-0.0537</text:p>
          </table:table-cell>
          <table:table-cell table:style-name="ce1" office:value-type="float" office:value="0.0411" calcext:value-type="float">
            <text:p>0.0411</text:p>
          </table:table-cell>
          <table:table-cell table:style-name="ce1" office:value-type="float" office:value="-0.0411" calcext:value-type="float">
            <text:p>-0.0411</text:p>
          </table:table-cell>
          <table:table-cell table:style-name="ce1" office:value-type="float" office:value="0.5133" calcext:value-type="float">
            <text:p>0.5133</text:p>
          </table:table-cell>
          <table:table-cell table:style-name="ce1" office:value-type="float" office:value="0.1091" calcext:value-type="float">
            <text:p>0.1091</text:p>
          </table:table-cell>
          <table:table-cell table:style-name="ce1" office:value-type="float" office:value="-0.1091" calcext:value-type="float">
            <text:p>-0.1091</text:p>
          </table:table-cell>
          <table:table-cell table:style-name="ce1" office:value-type="float" office:value="0.0234" calcext:value-type="float">
            <text:p>0.0234</text:p>
          </table:table-cell>
          <table:table-cell table:style-name="ce1" office:value-type="float" office:value="-0.1404" calcext:value-type="float">
            <text:p>-0.1404</text:p>
          </table:table-cell>
          <table:table-cell table:style-name="ce1" office:value-type="float" office:value="0.0484" calcext:value-type="float">
            <text:p>0.0484</text:p>
          </table:table-cell>
          <table:table-cell table:style-name="ce1" office:value-type="float" office:value="-0.0484" calcext:value-type="float">
            <text:p>-0.0484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.4747" calcext:value-type="float">
            <text:p>0.4747</text:p>
          </table:table-cell>
          <table:table-cell table:style-name="ce1" office:value-type="float" office:value="0.1195" calcext:value-type="float">
            <text:p>0.1195</text:p>
          </table:table-cell>
          <table:table-cell table:style-name="ce1" office:value-type="float" office:value="-0.1195" calcext:value-type="float">
            <text:p>-0.1195</text:p>
          </table:table-cell>
          <table:table-cell table:style-name="ce1" office:value-type="float" office:value="0.1212" calcext:value-type="float">
            <text:p>0.1212</text:p>
          </table:table-cell>
          <table:table-cell table:style-name="ce1" office:value-type="float" office:value="-0.1021" calcext:value-type="float">
            <text:p>-0.102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-0.026" calcext:value-type="float">
            <text:p>-0.026</text:p>
          </table:table-cell>
          <table:table-cell table:style-name="ce1" office:value-type="float" office:value="0.4549" calcext:value-type="float">
            <text:p>0.4549</text:p>
          </table:table-cell>
          <table:table-cell table:style-name="ce1" office:value-type="float" office:value="0.1331" calcext:value-type="float">
            <text:p>0.1331</text:p>
          </table:table-cell>
          <table:table-cell table:style-name="ce1" office:value-type="float" office:value="-0.1331" calcext:value-type="float">
            <text:p>-0.1331</text:p>
          </table:table-cell>
          <table:table-cell table:style-name="ce1" office:value-type="float" office:value="0.0359" calcext:value-type="float">
            <text:p>0.0359</text:p>
          </table:table-cell>
          <table:table-cell table:style-name="ce1" office:value-type="float" office:value="-0.1108" calcext:value-type="float">
            <text:p>-0.1108</text:p>
          </table:table-cell>
          <table:table-cell table:style-name="ce1" office:value-type="float" office:value="0.0402" calcext:value-type="float">
            <text:p>0.0402</text:p>
          </table:table-cell>
          <table:table-cell table:style-name="ce1" office:value-type="float" office:value="-0.0402" calcext:value-type="float">
            <text:p>-0.0402</text:p>
          </table:table-cell>
          <table:table-cell table:style-name="ce1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4032" calcext:value-type="float">
            <text:p>0.4032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-0.141" calcext:value-type="float">
            <text:p>-0.141</text:p>
          </table:table-cell>
          <table:table-cell table:style-name="ce1" office:value-type="float" office:value="0.1355" calcext:value-type="float">
            <text:p>0.1355</text:p>
          </table:table-cell>
          <table:table-cell table:style-name="ce1" office:value-type="float" office:value="-0.0254" calcext:value-type="float">
            <text:p>-0.0254</text:p>
          </table:table-cell>
          <table:table-cell table:style-name="ce1" office:value-type="float" office:value="0.0103" calcext:value-type="float">
            <text:p>0.0103</text:p>
          </table:table-cell>
          <table:table-cell table:style-name="ce1" office:value-type="float" office:value="-0.0103" calcext:value-type="float">
            <text:p>-0.010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"/>
          <table:table-cell table:number-columns-repeated="2"/>
          <table:table-cell table:style-name="ce1" table:number-columns-repeated="2"/>
        </table:table-row>
        <table:table-row table:style-name="ro1" table:number-rows-repeated="3">
          <table:table-cell table:style-name="ce1" table:number-columns-repeated="21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09:35:20.84391674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6:09:35.310522102</meta:creation-date>
    <dc:date>2017-07-26T10:30:42.219534859</dc:date>
    <meta:editing-duration>PT36M16S</meta:editing-duration>
    <meta:editing-cycles>12</meta:editing-cycles>
    <meta:generator>LibreOffice/5.3.3.2$Linux_X86_64 LibreOffice_project/30m0$Build-2</meta:generator>
    <meta:document-statistic meta:table-count="1" meta:cell-count="311" meta:object-count="0"/>
  </office:meta>
</office:document-meta>
</file>